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cde31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eac8d" style:font-style-asian="normal" style:font-weight-asian="normal" style:font-style-complex="normal" style:font-weight-complex="normal"/>
    </style:style>
    <style:style style:name="T1" style:family="text">
      <style:text-properties officeooo:rsid="000af4c0"/>
    </style:style>
    <style:style style:name="T2" style:family="text">
      <style:text-properties style:font-name="Liberation Serif1"/>
    </style:style>
    <style:style style:name="T3" style:family="text">
      <style:text-properties officeooo:rsid="000f662a"/>
    </style:style>
    <style:style style:name="T4" style:family="text">
      <style:text-properties officeooo:rsid="0013e73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8</text:span></text:p>
      <text:p text:style-name="P3">Dibuja el ciclo frigorífico en el diagrama p h.</text:p>
      <text:p text:style-name="P3">Indica las presiones de evaporación y condensación.</text:p>
      <text:p text:style-name="P3">Calcula la relación de compresión, la eficiencia del ciclo, el caudal de masa, <text:span text:style-name="T3">caudal de volumen en aspiración y descarga.</text:span></text:p>
      <text:p text:style-name="P3"><text:span text:style-name="T4">Diámetro interior de las tuberías de aspiración y descarga, si la velocidad del refrigerante en la aspiración debe ser de </text:span><text:span text:style-name="T4"><draw:frame draw:style-name="fr1" draw:name="Object29" text:anchor-type="as-char" svg:y="-0.2437in" svg:width="0.4209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 y en la descarga de </text:span><text:span text:style-name="T4"><draw:frame draw:style-name="fr1" draw:name="Object30" text:anchor-type="as-char" svg:y="-0.2453in" svg:width="0.3382in" svg:height="0.3945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.</text:span></text:p>
      <text:p text:style-name="P3">a)<text:tab/>R134a</text:p>
      <text:p text:style-name="P3"><text:span text:style-name="T2"><text:tab/></text:span><text:span text:style-name="T2"><draw:frame draw:style-name="fr1" draw:name="Object1" text:anchor-type="as-char" svg:y="-0.1484in" svg:width="0.7272in" svg:height="0.2098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2" text:anchor-type="as-char" svg:y="-0.1484in" svg:width="0.7339in" svg:height="0.2098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3" text:anchor-type="as-char" svg:y="-0.1484in" svg:width="0.7866in" svg:height="0.1846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4" text:anchor-type="as-char" svg:y="-0.1484in" svg:width="0.6563in" svg:height="0.1846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19" text:anchor-type="as-char" svg:y="-0.152in" svg:width="0.9264in" svg:height="0.2134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5" text:anchor-type="as-char" svg:y="-0.1484in" svg:width="0.9819in" svg:height="0.2098in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/>
      <text:p text:style-name="P2"><text:span text:style-name="T2">b)<text:tab/></text:span>R407a</text:p>
      <text:p text:style-name="P2"><text:span text:style-name="T2"><text:tab/></text:span><text:span text:style-name="T2"><draw:frame draw:style-name="fr1" draw:name="Object7" text:anchor-type="as-char" svg:y="-0.1484in" svg:width="0.7272in" svg:height="0.2098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8" text:anchor-type="as-char" svg:y="-0.1484in" svg:width="0.7339in" svg:height="0.2098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9" text:anchor-type="as-char" svg:y="-0.1484in" svg:width="0.7866in" svg:height="0.1846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0" text:anchor-type="as-char" svg:y="-0.1484in" svg:width="0.6563in" svg:height="0.1846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4"><text:tab/><draw:frame draw:style-name="fr1" draw:name="Object16" text:anchor-type="as-char" svg:y="-0.152in" svg:width="0.9264in" svg:height="0.213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6" text:anchor-type="as-char" svg:y="-0.1484in" svg:width="0.9819in" svg:height="0.209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/>
      <text:p text:style-name="P2"><text:span text:style-name="T2">c)<text:tab/></text:span>R410a</text:p>
      <text:p text:style-name="P2"><text:span text:style-name="T2"><text:tab/></text:span><text:span text:style-name="T2"><draw:frame draw:style-name="fr1" draw:name="Object12" text:anchor-type="as-char" svg:y="-0.1484in" svg:width="0.7272in" svg:height="0.2098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3" text:anchor-type="as-char" svg:y="-0.1484in" svg:width="0.7339in" svg:height="0.2098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4" text:anchor-type="as-char" svg:y="-0.1484in" svg:width="0.7866in" svg:height="0.1846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5" text:anchor-type="as-char" svg:y="-0.1484in" svg:width="0.6563in" svg:height="0.1846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4"><text:tab/><draw:frame draw:style-name="fr1" draw:name="Object17" text:anchor-type="as-char" svg:y="-0.152in" svg:width="0.9264in" svg:height="0.2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tab/></text:p>
      <text:p text:style-name="P4"><text:span text:style-name="T2"><text:tab/></text:span><text:span text:style-name="T2"><draw:frame draw:style-name="fr1" draw:name="Object11" text:anchor-type="as-char" svg:y="-0.1484in" svg:width="0.9819in" svg:height="0.2098in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04T10:26:40.599403711</dc:date>
    <meta:editing-duration>PT21M30S</meta:editing-duration>
    <meta:editing-cycles>11</meta:editing-cycles>
    <meta:generator>LibreOffice/4.2.8.2$Linux_x86 LibreOffice_project/420m0$Build-2</meta:generator>
    <meta:document-statistic meta:table-count="0" meta:image-count="0" meta:object-count="20" meta:page-count="1" meta:paragraph-count="26" meta:word-count="71" meta:character-count="424" meta:non-whitespace-character-count="341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10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70</mn>
      </mrow>
      <mi>W</mi>
    </mrow>
    <annotation encoding="StarMath 5.0">P rsub comp = 170 W</annotation>
  </semantics>
</math>
</file>

<file path=Object 12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3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14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5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6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7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19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2/content.xml><?xml version="1.0" encoding="utf-8"?>
<math xmlns="http://www.w3.org/1998/Math/MathML" display="block">
  <semantics>
    <mrow>
      <mn>15</mn>
      <mfrac>
        <mi>m</mi>
        <mi>s</mi>
      </mfrac>
    </mrow>
    <annotation encoding="StarMath 5.0">15 m over s</annotation>
  </semantics>
</math>
</file>

<file path=Object 20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3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4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5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6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7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8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9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